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4"/>
    <style:style style:name="P9" style:family="paragraph" style:parent-style-name="Text_20_body" style:list-style-name="L43">
      <style:text-properties style:font-name="ArialMT" fo:font-size="12pt"/>
    </style:style>
    <style:style style:name="P10" style:family="paragraph" style:parent-style-name="Text_20_body" style:list-style-name="L4">
      <style:paragraph-properties fo:margin-top="0.111in" fo:margin-bottom="0.111in"/>
    </style:style>
    <style:style style:name="P11" style:family="paragraph" style:parent-style-name="Text_20_body" style:list-style-name="L4">
      <style:paragraph-properties fo:margin-top="0.111in" fo:margin-bottom="0.111in"/>
      <style:text-properties fo:color="#000000"/>
    </style:style>
    <style:style style:name="P12" style:family="paragraph" style:parent-style-name="Text_20_body" style:list-style-name="L4">
      <style:paragraph-properties fo:margin-top="0.111in" fo:margin-bottom="0.111in"/>
      <style:text-properties fo:color="#fc0107"/>
    </style:style>
    <style:style style:name="P13"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7"/>
    <style:style style:name="P50" style:family="paragraph" style:parent-style-name="Standard" style:list-style-name="L38"/>
    <style:style style:name="P51" style:family="paragraph" style:parent-style-name="Standard" style:list-style-name="L39"/>
    <style:style style:name="P52" style:family="paragraph" style:parent-style-name="Standard" style:list-style-name="L40"/>
    <style:style style:name="P53" style:family="paragraph" style:parent-style-name="Standard" style:list-style-name="L41"/>
    <style:style style:name="P54" style:family="paragraph" style:parent-style-name="Standard" style:list-style-name="L42"/>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style style:name="P61" style:family="paragraph" style:parent-style-name="Standard" style:list-style-name="L50"/>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3"/>
    <style:style style:name="P65" style:family="paragraph" style:parent-style-name="Standard" style:list-style-name="L54"/>
    <style:style style:name="P66" style:family="paragraph" style:parent-style-name="Standard" style:list-style-name="L55"/>
    <style:style style:name="P67" style:family="paragraph" style:parent-style-name="Standard" style:list-style-name="L56"/>
    <style:style style:name="P68" style:family="paragraph" style:parent-style-name="Standard" style:list-style-name="L57"/>
    <style:style style:name="P69" style:family="paragraph" style:parent-style-name="Standard" style:list-style-name="L58"/>
    <style:style style:name="P70" style:family="paragraph" style:parent-style-name="Standard" style:list-style-name="L59"/>
    <style:style style:name="P71" style:family="paragraph" style:parent-style-name="Standard" style:list-style-name="L60"/>
    <style:style style:name="P72" style:family="paragraph" style:parent-style-name="Standard" style:list-style-name="L61"/>
    <style:style style:name="P73" style:family="paragraph" style:parent-style-name="Standard" style:list-style-name="L62"/>
    <style:style style:name="P74" style:family="paragraph" style:parent-style-name="Standard" style:list-style-name="L63"/>
    <style:style style:name="P75" style:family="paragraph" style:parent-style-name="Standard" style:list-style-name="L64"/>
    <style:style style:name="P76" style:family="paragraph" style:parent-style-name="Standard" style:list-style-name="L65"/>
    <style:style style:name="P77" style:family="paragraph" style:parent-style-name="Standard" style:list-style-name="L66"/>
    <style:style style:name="P78" style:family="paragraph" style:parent-style-name="Standard" style:list-style-name="L67"/>
    <style:style style:name="P79" style:family="paragraph" style:parent-style-name="Standard" style:list-style-name="L68"/>
    <style:style style:name="P80" style:family="paragraph" style:parent-style-name="Standard" style:list-style-name="L69"/>
    <style:style style:name="P81" style:family="paragraph" style:parent-style-name="Standard" style:list-style-name="L70"/>
    <style:style style:name="P82" style:family="paragraph" style:parent-style-name="Standard" style:list-style-name="L71"/>
    <style:style style:name="P83" style:family="paragraph" style:parent-style-name="Standard" style:list-style-name="L72"/>
    <style:style style:name="P84" style:family="paragraph" style:parent-style-name="Standard" style:list-style-name="L73"/>
    <style:style style:name="P85" style:family="paragraph" style:parent-style-name="Standard" style:list-style-name="L74"/>
    <style:style style:name="P86" style:family="paragraph" style:parent-style-name="Standard" style:list-style-name="L75"/>
    <style:style style:name="P87" style:family="paragraph" style:parent-style-name="Standard" style:list-style-name="L76"/>
    <style:style style:name="P88" style:family="paragraph" style:parent-style-name="Standard" style:list-style-name="L77"/>
    <style:style style:name="P89" style:family="paragraph" style:parent-style-name="Standard" style:list-style-name="L78"/>
    <style:style style:name="P90" style:family="paragraph" style:parent-style-name="Standard" style:list-style-name="L79"/>
    <style:style style:name="P91" style:family="paragraph" style:parent-style-name="Standard" style:list-style-name="L80"/>
    <style:style style:name="P92" style:family="paragraph" style:parent-style-name="Standard" style:list-style-name="L81"/>
    <style:style style:name="P93" style:family="paragraph" style:parent-style-name="Standard" style:list-style-name="L82"/>
    <style:style style:name="P94" style:family="paragraph" style:parent-style-name="Standard" style:list-style-name="L83"/>
    <style:style style:name="P95" style:family="paragraph" style:parent-style-name="Standard" style:list-style-name="L84"/>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3"/>
    <style:style style:name="P105" style:family="paragraph" style:parent-style-name="Standard" style:list-style-name="L94"/>
    <style:style style:name="P106" style:family="paragraph" style:parent-style-name="Standard" style:list-style-name="L95"/>
    <style:style style:name="P107" style:family="paragraph" style:parent-style-name="Standard" style:list-style-name="L96"/>
    <style:style style:name="P108" style:family="paragraph" style:parent-style-name="Standard" style:list-style-name="L97"/>
    <style:style style:name="P109" style:family="paragraph" style:parent-style-name="Standard" style:list-style-name="L98"/>
    <style:style style:name="P110" style:family="paragraph" style:parent-style-name="Standard" style:list-style-name="L99"/>
    <style:style style:name="P111" style:family="paragraph" style:parent-style-name="Standard" style:list-style-name="L100"/>
    <style:style style:name="P112" style:family="paragraph" style:parent-style-name="Standard" style:list-style-name="L101"/>
    <style:style style:name="P113" style:family="paragraph" style:parent-style-name="Standard" style:list-style-name="L102"/>
    <style:style style:name="P114" style:family="paragraph" style:parent-style-name="Standard" style:list-style-name="L103"/>
    <style:style style:name="P115" style:family="paragraph" style:parent-style-name="Standard" style:list-style-name="L104"/>
    <style:style style:name="P116" style:family="paragraph" style:parent-style-name="Standard" style:list-style-name="L105"/>
    <style:style style:name="P117" style:family="paragraph" style:parent-style-name="Standard" style:list-style-name="L106"/>
    <style:style style:name="P118" style:family="paragraph" style:parent-style-name="Standard" style:list-style-name="L107"/>
    <style:style style:name="P119" style:family="paragraph" style:parent-style-name="Standard" style:list-style-name="L108"/>
    <style:style style:name="P120" style:family="paragraph" style:parent-style-name="Standard" style:list-style-name="L109"/>
    <style:style style:name="P121" style:family="paragraph" style:parent-style-name="Standard" style:list-style-name="L110"/>
    <style:style style:name="P122" style:family="paragraph" style:parent-style-name="Standard" style:list-style-name="L111"/>
    <style:style style:name="P123" style:family="paragraph" style:parent-style-name="Standard" style:list-style-name="L112"/>
    <style:style style:name="P124" style:family="paragraph" style:parent-style-name="Standard" style:list-style-name="L113"/>
    <style:style style:name="P125" style:family="paragraph" style:parent-style-name="Standard" style:list-style-name="L114"/>
    <style:style style:name="P126" style:family="paragraph" style:parent-style-name="Standard" style:list-style-name="L115"/>
    <style:style style:name="P127" style:family="paragraph" style:parent-style-name="Standard" style:list-style-name="L116"/>
    <style:style style:name="P128" style:family="paragraph" style:parent-style-name="Standard" style:list-style-name="L117"/>
    <style:style style:name="P129" style:family="paragraph" style:parent-style-name="Standard" style:list-style-name="L118"/>
    <style:style style:name="P130" style:family="paragraph" style:parent-style-name="Standard" style:list-style-name="L119"/>
    <style:style style:name="P131" style:family="paragraph" style:parent-style-name="Standard" style:list-style-name="L120"/>
    <style:style style:name="P132" style:family="paragraph" style:parent-style-name="Standard" style:list-style-name="L121"/>
    <style:style style:name="P133" style:family="paragraph" style:parent-style-name="Standard" style:list-style-name="L122"/>
    <style:style style:name="P134" style:family="paragraph" style:parent-style-name="Standard" style:list-style-name="L123"/>
    <style:style style:name="P135" style:family="paragraph" style:parent-style-name="Standard" style:list-style-name="L124"/>
    <style:style style:name="P136" style:family="paragraph" style:parent-style-name="Standard" style:list-style-name="L125"/>
    <style:style style:name="P137" style:family="paragraph" style:parent-style-name="Standard" style:list-style-name="L127"/>
    <style:style style:name="P138" style:family="paragraph" style:parent-style-name="Standard" style:list-style-name="L12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rsion history <text:s/>(PyOTE description is at end)</text:p>
      <text:p text:style-name="Standard"/>
      <text:p text:style-name="Standard">version 4.1.7</text:p>
      <text:list xml:id="list8634509645812264374" text:style-name="L127">
        <text:list-item>
          <text:p text:style-name="P137">adds the requirement to specify an observation duration when doing a detectability test<text:line-break/></text:p>
        </text:list-item>
        <text:list-item>
          <text:p text:style-name="P137">during a detectability test, if a detectable event was found, a sample light-curve showing such an event is plotted, otherwise the normal False-Positive plot will be shown.<text:line-break/></text:p>
        </text:list-item>
      </text:list>
      <text:p text:style-name="Standard">version 4.1.6</text:p>
      <text:list xml:id="list5753622814708003444" text:style-name="L1">
        <text:list-item>
          <text:p text:style-name="P14">reenables Cholesky failure messages (disabled for testing)<text:line-break/></text:p>
        </text:list-item>
        <text:list-item>
          <text:p text:style-name="P14">Adds test to detectability routine so that the user cannot give an event duration that requires more points than are available in the observation.<text:line-break/></text:p>
        </text:list-item>
      </text:list>
      <text:p text:style-name="Standard">version 4.1.5</text:p>
      <text:list xml:id="list1939670440329472555" text:style-name="L2">
        <text:list-item>
          <text:p text:style-name="P15">changed error bar calculation reporting so that the the value reported in the containment interval report matches that reported in the Excel final report when there is no asymmetry present.</text:p>
          <text:p text:style-name="P15"/>
        </text:list-item>
      </text:list>
      <text:p text:style-name="Standard">version 4.1.4</text:p>
      <text:list xml:id="list2335874096463477888" text:style-name="L3">
        <text:list-item>
          <text:p text:style-name="P16">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7261276319221088139" text:style-name="L4">
        <text:list-item>
          <text:p text:style-name="P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For the Night Eagle 3, times extracted by PyOTE require only a VTI correction (if you use an IOTA VTI, there is no correction at all needed).</text:p>
        </text:list-item>
        <text:list-item>
          <text:p text:style-name="P1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ext:soft-page-break/>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1322768372533010276" text:style-name="L5">
        <text:list-header>
          <text:p text:style-name="P17"/>
        </text:list-header>
      </text:list>
      <text:p text:style-name="Standard">version 4.1.2</text:p>
      <text:list xml:id="list7100902410397274105" text:style-name="L6">
        <text:list-item>
          <text:p text:style-name="P18">fixes bug when D only search has been selected<text:line-break/></text:p>
        </text:list-item>
      </text:list>
      <text:p text:style-name="Standard">version 4.1.1</text:p>
      <text:list xml:id="list4358532359431751910" text:style-name="L7">
        <text:list-item>
          <text:p text:style-name="P19">fixes bug where signal columns beyond four were being read <text:s/>as duplicates of column 5.<text:line-break/></text:p>
        </text:list-item>
      </text:list>
      <text:p text:style-name="Standard">version 4.1.0</text:p>
      <text:list xml:id="list4071149723691917661" text:style-name="L8">
        <text:list-item>
          <text:p text:style-name="P20">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3683867887430124429" text:style-name="L9">
        <text:list-item>
          <text:p text:style-name="P21">fixes issue where PyOTE could not read files that it had written.<text:line-break/></text:p>
        </text:list-item>
      </text:list>
      <text:p text:style-name="Standard"><text:soft-page-break/>version 4.0.8</text:p>
      <text:list xml:id="list1443760073194249763" text:style-name="L10">
        <text:list-item>
          <text:p text:style-name="P22">fixes bug (introduced by a misspelling in version 4.0.7) that kept csv files with more than four apertures from runnig.<text:line-break/></text:p>
        </text:list-item>
      </text:list>
      <text:p text:style-name="Standard">version 4.0.7</text:p>
      <text:list xml:id="list8124297457211595519" text:style-name="L11">
        <text:list-item>
          <text:p text:style-name="P23">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8270191427097341524" text:style-name="L12">
        <text:list-item>
          <text:p text:style-name="P24">minor GUI changes<text:line-break/></text:p>
        </text:list-item>
      </text:list>
      <text:p text:style-name="Standard">version 4.0.5</text:p>
      <text:list xml:id="list1677799800380772824" text:style-name="L13">
        <text:list-item>
          <text:p text:style-name="P25">if you click outside the light-curve, the closest point will be toggled (so you don't have to zoom in to select the leftmost or rightmost point in a light-curve.<text:line-break/></text:p>
        </text:list-item>
        <text:list-item>
          <text:p text:style-name="P25">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6850763947562599398" text:style-name="L14">
        <text:list-item>
          <text:p text:style-name="P26">a few GUI changes<text:line-break/></text:p>
        </text:list-item>
        <text:list-item>
          <text:p text:style-name="P26">removed the Use as secondary check box. Now if secondary curve is selected (spinner is non-zero), it will be used automatically.<text:line-break/></text:p>
        </text:list-item>
      </text:list>
      <text:p text:style-name="Standard">version 4.0.3</text:p>
      <text:list xml:id="list4897095235172223331" text:style-name="L15">
        <text:list-item>
          <text:p text:style-name="P27">implements a major GUI change: uses tabbed folders to group buttons and other controls. <text:line-break/></text:p>
        </text:list-item>
        <text:list-item>
          <text:p text:style-name="P27">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27">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soft-page-break/></text:p>
        </text:list-item>
      </text:list>
      <text:p text:style-name="Standard">version 4.0.2</text:p>
      <text:list xml:id="list1126556966010882532" text:style-name="L16">
        <text:list-item>
          <text:p text:style-name="P28">removed a debug print statement that was inadvertently left in. It is responsible for the “mouse event” messages polluting the log file.<text:line-break/></text:p>
        </text:list-item>
      </text:list>
      <text:p text:style-name="Standard">version 4.0.1</text:p>
      <text:list xml:id="list977033560912730474" text:style-name="L17">
        <text:list-item>
          <text:p text:style-name="P29">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124673716262915155" text:style-name="L18">
        <text:list-item>
          <text:p text:style-name="P30">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6101876732652958519" text:style-name="L19">
        <text:list-item>
          <text:p text:style-name="P31">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8396680037077143342" text:style-name="L20">
        <text:list-item>
          <text:p text:style-name="P32">one more attempt to solve the gui sizing issue.<text:line-break/></text:p>
        </text:list-item>
        <text:list-item>
          <text:p text:style-name="P32">'sticky' settings are back but are now stored in <text:span text:style-name="T15">pyote.ini</text:span> instead of the<text:line-break/> obscure <text:span text:style-name="T15">simple-ote.ini<text:line-break/></text:span></text:p>
        </text:list-item>
      </text:list>
      <text:p text:style-name="Standard">version 3.9.7</text:p>
      <text:list xml:id="list4500211492007925594" text:style-name="L21">
        <text:list-item>
          <text:p text:style-name="P33">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soft-page-break/><text:line-break/>This version also removes the 'scrunch' of the lefthand button panel.<text:line-break/></text:p>
        </text:list-item>
      </text:list>
      <text:p text:style-name="Standard">version 3.9.6</text:p>
      <text:list xml:id="list5341386533007546168" text:style-name="L22">
        <text:list-item>
          <text:p text:style-name="P34">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7515006719726141227" text:style-name="L23">
        <text:list-item>
          <text:p text:style-name="P35">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7736918014397083292" text:style-name="L24">
        <text:list-item>
          <text:p text:style-name="P36">attempts to fix over-size initial gui.<text:line-break/></text:p>
        </text:list-item>
      </text:list>
      <text:p text:style-name="Standard">version 3.9.3</text:p>
      <text:list xml:id="list3511032921039782022" text:style-name="L25">
        <text:list-item>
          <text:p text:style-name="P37">makes various improvements to the 'detectability' calculator to make it easier to use.<text:line-break/></text:p>
        </text:list-item>
      </text:list>
      <text:p text:style-name="Standard">version 3.9.2</text:p>
      <text:list xml:id="list5931877194987907523" text:style-name="L26">
        <text:list-item>
          <text:p text:style-name="P38">adds a 'detectability' calculator for use in pre-planning event observation.<text:line-break/></text:p>
        </text:list-item>
        <text:list-item>
          <text:p text:style-name="P38">'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3942556195908018504" text:style-name="L27">
        <text:list-item>
          <text:p text:style-name="P39">adds an snr calculation to the <text:span text:style-name="T17">Calc baseline stats</text:span> button.<text:line-break/></text:p>
        </text:list-item>
      </text:list>
      <text:p text:style-name="Standard">version 3.9.0</text:p>
      <text:list xml:id="list7049907823991274558" text:style-name="L28">
        <text:list-item>
          <text:p text:style-name="P40">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1114739924375268561" text:style-name="L29">
        <text:list-item>
          <text:p text:style-name="P41">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5262432933673286763" text:style-name="L30">
        <text:list-item>
          <text:p text:style-name="P42"><text:soft-page-break/>fixed a bug that sometimes kept events that contained a single point at the bottom from producing a report.<text:line-break/></text:p>
        </text:list-item>
      </text:list>
      <text:p text:style-name="Standard">version 3.8.7</text:p>
      <text:list xml:id="list6262292131247785233" text:style-name="L31">
        <text:list-item>
          <text:p text:style-name="P43">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6035148460693265917" text:style-name="L32">
        <text:list-item>
          <text:p text:style-name="P44">checks for only a single light-curve in the csv file which was causing a 'list index out of range' error message<text:line-break/></text:p>
        </text:list-item>
      </text:list>
      <text:p text:style-name="Standard">version 3.8.5</text:p>
      <text:list xml:id="list4127320390420490582" text:style-name="L33">
        <text:list-item>
          <text:p text:style-name="P45">changed the way QGridLayout was referenced.<text:line-break/></text:p>
        </text:list-item>
      </text:list>
      <text:p text:style-name="Standard">version 3.8.4</text:p>
      <text:list xml:id="list6324560263768092765" text:style-name="L34">
        <text:list-item>
          <text:p text:style-name="P46">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46"/>
        </text:list-item>
      </text:list>
      <text:p text:style-name="Standard">version 3.8.3</text:p>
      <text:list xml:id="list6311638840118975899" text:style-name="L35">
        <text:list-item>
          <text:p text:style-name="P47">adds display of light-curve name (if available in the csv file) to the curve-to-be-analyzed and the normalization curve next to their selection spinners.<text:line-break/></text:p>
        </text:list-item>
      </text:list>
      <text:p text:style-name="Standard">version 3.8.2</text:p>
      <text:list xml:id="list8921388699411654531" text:style-name="L36">
        <text:list-item>
          <text:p text:style-name="P48">3.7.5 introduced a scrollable GUI for small screens. Unfortunately, that caused resizing problem for all users. The version reverts back to the original GUI design.<text:line-break/></text:p>
        </text:list-item>
        <text:list-item>
          <text:p text:style-name="P4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137392641213802410" text:style-name="L37">
        <text:list-item>
          <text:p text:style-name="P49">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350962487401016913" text:style-name="L38">
        <text:list-item>
          <text:p text:style-name="P50">adds a tutorial button to supply a quick-start for new or infrequent users.<text:line-break/></text:p>
        </text:list-item>
      </text:list>
      <text:p text:style-name="Standard">version 3.7.9</text:p>
      <text:list xml:id="list1820646677765868297" text:style-name="L39">
        <text:list-item>
          <text:p text:style-name="P5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soft-pag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632713798400553952" text:style-name="L40">
        <text:list-item>
          <text:p text:style-name="P52">added visible left, top, and bottom axes to main plot (with ticks to make easier to associate timestamp with point).<text:line-break/></text:p>
        </text:list-item>
      </text:list>
      <text:p text:style-name="Standard">version 3.7.7</text:p>
      <text:list xml:id="list5275768199506196448" text:style-name="L41">
        <text:list-item>
          <text:p text:style-name="P53">if timestamps are available in the csv file, they are used as x axis labels in the main plot.<text:line-break/></text:p>
        </text:list-item>
      </text:list>
      <text:p text:style-name="Standard">version 3.7.6</text:p>
      <text:list xml:id="list7893325446573036316" text:style-name="L42">
        <text:list-item>
          <text:p text:style-name="P54">changed the way QMainWindow and Qapplication were referenced to accommodate the latest Anaconda version, which has reorganized where those modules are stored. </text:p>
          <text:p text:style-name="P54">This was causing a fatal startup error.<text:line-break/> </text:p>
        </text:list-item>
      </text:list>
      <text:p text:style-name="Standard">version 3.7.5</text:p>
      <text:list xml:id="list6477197531068768259" text:style-name="L43">
        <text:list-item>
          <text:p text:style-name="P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4676264253438254037" text:style-name="L44">
        <text:list-item>
          <text:p text:style-name="P5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641843710428945615" text:style-name="L45">
        <text:list-item>
          <text:p text:style-name="P56">adds code line needed by any Mac users that are running Big Sur<text:line-break/></text:p>
        </text:list-item>
      </text:list>
      <text:p text:style-name="Standard">version 3.7.2</text:p>
      <text:list xml:id="list971965111582571840" text:style-name="L46">
        <text:list-item>
          <text:p text:style-name="P57">fixes bug that caused all analysis attempts to 'stall'</text:p>
        </text:list-item>
      </text:list>
      <text:p text:style-name="Standard"><text:soft-page-break/></text:p>
      <text:p text:style-name="Standard">version 3.7.1</text:p>
      <text:list xml:id="list4704046133886076672" text:style-name="L47">
        <text:list-item>
          <text:p text:style-name="P58">fixed a bug in the r limb angle entry<text:line-break/></text:p>
        </text:list-item>
      </text:list>
      <text:p text:style-name="Standard">version 3.7.0</text:p>
      <text:list xml:id="list5910270521329244186" text:style-name="L48">
        <text:list-item>
          <text:p text:style-name="P59">adds right-click help to ast speed label giving the equation to use if asteroid speed is not available but asteroid diameter and maximum duration are specified<text:line-break/></text:p>
        </text:list-item>
        <text:list-item>
          <text:p text:style-name="P59">adds suggestion to right-click help on penumbral fit checkbox for how to find the penumbral curve csv file that is provided for practice purposes.<text:line-break/></text:p>
        </text:list-item>
      </text:list>
      <text:p text:style-name="Standard">version 3.6.8</text:p>
      <text:list xml:id="list4161941510557558092" text:style-name="L49">
        <text:list-item>
          <text:p text:style-name="P60">adds modeling of off centerline observations to lightcurve calibration curve generation<text:line-break/></text:p>
        </text:list-item>
      </text:list>
      <text:p text:style-name="Standard">version 3.6.7</text:p>
      <text:list xml:id="list8501624826525372038" text:style-name="L50">
        <text:list-item>
          <text:p text:style-name="P61">clarified the location of the Enable Manual Timestamp Entry checkbox in the pop-up message appears when there are no timestamps in the csv file.<text:line-break/></text:p>
        </text:list-item>
      </text:list>
      <text:p text:style-name="Standard">version 3.6.6</text:p>
      <text:list xml:id="list4069569359901928307" text:style-name="L51">
        <text:list-item>
          <text:p text:style-name="P6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544787769021312527" text:style-name="L52">
        <text:list-item>
          <text:p text:style-name="P63">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8005177703009039600" text:style-name="L53">
        <text:list-item>
          <text:p text:style-name="P64">version 3.6.2 would open .xlsx Report file on Mac, but not Windows. This version attempts to fix that (Windows needs a different command to open a file).<text:line-break/></text:p>
        </text:list-item>
      </text:list>
      <text:p text:style-name="Standard">version 3.6.2</text:p>
      <text:list xml:id="list4763301221038787890" text:style-name="L54">
        <text:list-item>
          <text:p text:style-name="P6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text:soft-page-break/>… if I can't write to the selected file, I ask whether you might have it open somewhere else already<text:line-break/></text:p>
        </text:list-item>
      </text:list>
      <text:p text:style-name="Standard">version 3.6.1</text:p>
      <text:list xml:id="list3205380502302923871" text:style-name="L55">
        <text:list-item>
          <text:p text:style-name="P6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1014617716249460378" text:style-name="L56">
        <text:list-item>
          <text:p text:style-name="P6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67"><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5489282131465361049" text:style-name="L57">
        <text:list-item>
          <text:p text:style-name="P68">fixed another bug in penumbral curve fit and removed diagnostic printouts.<text:line-break/><text:soft-page-break/></text:p>
        </text:list-item>
      </text:list>
      <text:p text:style-name="Standard">version 3.5.8</text:p>
      <text:list xml:id="list7819715537350916425" text:style-name="L58">
        <text:list-item>
          <text:p text:style-name="P69">fixed a number of bugs in the penumbral curve fit code<text:line-break/></text:p>
        </text:list-item>
      </text:list>
      <text:p text:style-name="Standard">version 3.5.7</text:p>
      <text:list xml:id="list6212339094803689493" text:style-name="L59">
        <text:list-item>
          <text:p text:style-name="P7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4498532883770702688" text:style-name="L60">
        <text:list-item>
          <text:p text:style-name="P7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48115565900189921" text:style-name="L61">
        <text:list-item>
          <text:p text:style-name="P7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380037124401199221" text:style-name="L62">
        <text:list-item>
          <text:p text:style-name="P7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667541936868183665" text:style-name="L63">
        <text:list-item>
          <text:p text:style-name="P7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357691507778074995" text:style-name="L64">
        <text:list-item>
          <text:p text:style-name="P7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text:soft-page-break/>an automatic 'trim' of the points affected by extrapolation.<text:line-break/></text:p>
        </text:list-item>
      </text:list>
      <text:p text:style-name="Standard">version 3.5.1</text:p>
      <text:list xml:id="list6503451979846752750" text:style-name="L65">
        <text:list-item>
          <text:p text:style-name="P76">Added additional references to the North American Excel Spreadsheet report in the new section of the final report that bangs on about the start-of-exposure timing convention.<text:line-break/></text:p>
        </text:list-item>
      </text:list>
      <text:p text:style-name="Standard">version 3.5.0</text:p>
      <text:list xml:id="list3799188565253398609" text:style-name="L66">
        <text:list-item>
          <text:p text:style-name="P7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77">NEW: when 'trims' have been placed, a 'write csv' process will honor those values and produce a 'trimmed' output file.<text:line-break/></text:p>
        </text:list-item>
        <text:list-item>
          <text:p text:style-name="P77">NEW: when a light curve has been 'normalized', the changed values are written to the data table where, once again, a 'write csv' process will capture the results.<text:line-break/></text:p>
        </text:list-item>
        <text:list-item>
          <text:p text:style-name="P77">Added additional reminders that the start-of-exposure timestamp/timing convention is employed.</text:p>
        </text:list-item>
      </text:list>
      <text:p text:style-name="Standard"/>
      <text:p text:style-name="Standard">version 3.4.9</text:p>
      <text:list xml:id="list331431171535722359" text:style-name="L67">
        <text:list-item>
          <text:p text:style-name="P78">Added some explanatory language to the “Excel report” section regarding the proper interpretation of the 'false positive probability' number.<text:line-break/></text:p>
        </text:list-item>
      </text:list>
      <text:p text:style-name="Standard">version 3.4.8</text:p>
      <text:list xml:id="list6522604445363038990" text:style-name="L68">
        <text:list-item>
          <text:p text:style-name="P79">This version deals more realistically with high magDrop lightcurves by defining a 'limiting magDrop' as: <text:line-break/><text:line-break/><text:tab/>limMagDrop = 2.5 * log10( B / std(A) ) <text:line-break/><text:line-break/><text:tab/>std(A) is the noise level of A.</text:p>
          <text:p text:style-name="P7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soft-pag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3998909185612210696" text:style-name="L69">
        <text:list-item>
          <text:p text:style-name="P80">Automatically loads the correct version of Adv2<text:line-break/></text:p>
        </text:list-item>
      </text:list>
      <text:p text:style-name="Standard">version 3.4.6</text:p>
      <text:list xml:id="list4483910624123710610" text:style-name="L70">
        <text:list-item>
          <text:p text:style-name="P81">Adds AAV Version 2 file as a type that can be read (important when Do OCR check is enabled)</text:p>
        </text:list-item>
      </text:list>
      <text:p text:style-name="Standard"/>
      <text:p text:style-name="Standard">version 3.4.5</text:p>
      <text:list xml:id="list1617265870187504664" text:style-name="L71">
        <text:list-item>
          <text:p text:style-name="P82">Fixes block integration which was failing when more than 4 lightcurves were being processed.<text:line-break/></text:p>
        </text:list-item>
        <text:list-item>
          <text:p text:style-name="P82">Made use diff and Do OCR checkboxes sticky.<text:line-break/></text:p>
        </text:list-item>
      </text:list>
      <text:p text:style-name="Standard">version 3.4.4</text:p>
      <text:list xml:id="list8064775192698053948" text:style-name="L72">
        <text:list-item>
          <text:p text:style-name="P8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702890300039784097" text:style-name="L73">
        <text:list-item>
          <text:p text:style-name="P8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894315326622302906" text:style-name="L74">
        <text:list-item>
          <text:p text:style-name="P8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9125961653927112839" text:style-name="L75">
        <text:list-item>
          <text:p text:style-name="P86"><text:soft-page-break/>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8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8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200670436905067389" text:style-name="L76">
        <text:list-item>
          <text:p text:style-name="P8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338331694966834861" text:style-name="L77">
        <text:list-item>
          <text:p text:style-name="P88">Automatically installs cv2 if not already present. <text:s/>This package is needed for the new frame view feature.<text:line-break/></text:p>
        </text:list-item>
      </text:list>
      <text:p text:style-name="Standard">version 3.3.8</text:p>
      <text:list xml:id="list1739962611912471006" text:style-name="L78">
        <text:list-item>
          <text:p text:style-name="P8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201620701286944372" text:style-name="L79">
        <text:list-item>
          <text:p text:style-name="P90">A new button (View frame) with an associated spinner for entry of a frame number has been added:</text:p>
          <text:p text:style-name="P90"/>
        </text:list-item>
      </text:list>
      <text:p text:style-name="P6">Use this button to view a frame from the video that was used by PyMovie or Limovie to prepare the .csv file that is currently being analyzed. <text:s/>.avi and .ser files are viewable in <text:soft-page-break/>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339125959515330878" text:style-name="L80">
        <text:list-item>
          <text:p text:style-name="P9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479136727064362863" text:style-name="L81">
        <text:list-item>
          <text:p text:style-name="P9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123399809796329663" text:style-name="L82">
        <text:list-item>
          <text:p text:style-name="P9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text:soft-page-break/>version 3.3.1:</text:p>
      <text:list xml:id="list3706392210772316867" text:style-name="L83">
        <text:list-item>
          <text:p text:style-name="P9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651277177682449631" text:style-name="L84">
        <text:list-item>
          <text:p text:style-name="P95">Changed main plot so that the scroll wheel only zooms the x axis.</text:p>
        </text:list-item>
        <text:list-item>
          <text:p text:style-name="P95">Changed lightcurve plot so that it conforms properly to 'start-of-exposure'.<text:line-break/></text:p>
        </text:list-item>
      </text:list>
      <text:p text:style-name="Standard">version 3.2.8</text:p>
      <text:list xml:id="list4537357366942711067" text:style-name="L85">
        <text:list-item>
          <text:p text:style-name="P96">Changed font size in help files --- it was fine for Mac but too big for Win10<text:line-break/></text:p>
        </text:list-item>
      </text:list>
      <text:p text:style-name="Standard">version 3.2.7</text:p>
      <text:list xml:id="list7782796228317565082" text:style-name="L86">
        <text:list-item>
          <text:p text:style-name="P9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949233432173684889" text:style-name="L87">
        <text:list-item>
          <text:p text:style-name="P98">This is a 'cosmetic' release --- there should be NO detectable differences from version 3.2.5 in terms of functionality.</text:p>
        </text:list-item>
        <text:list-item>
          <text:p text:style-name="P98">All python files were brought into compliance with PEP 8 coding standards. <text:s/>Only I care about that.</text:p>
        </text:list-item>
        <text:list-item>
          <text:p text:style-name="P9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98">All this 'cosmetic' work is in preparation for working on PyOTE issues again.<text:line-break/> </text:p>
        </text:list-item>
      </text:list>
      <text:p text:style-name="Standard">version 3.2.5</text:p>
      <text:list xml:id="list2289487311639723740" text:style-name="L88">
        <text:list-item>
          <text:p text:style-name="P9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134134143586943751" text:style-name="L89">
        <text:list-item>
          <text:p text:style-name="P100">Modified the test for newer version to accommodate the different strings returned by pip 18.1 and pip 19.0+</text:p>
        </text:list-item>
        <text:list-item>
          <text:p text:style-name="P100">Added ability to invoke PyOTE from PyMovie with an externally supplied csv file <text:soft-page-break/>that is automatically opened.<text:line-break/></text:p>
        </text:list-item>
      </text:list>
      <text:p text:style-name="Standard">version 3.2.3</text:p>
      <text:list xml:id="list3121535765426103" text:style-name="L90">
        <text:list-item>
          <text:p text:style-name="P10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01">Added support for the PyMovie csv format<text:line-break/></text:p>
        </text:list-item>
      </text:list>
      <text:p text:style-name="Standard">version 3.2.1</text:p>
      <text:list xml:id="list1787888493035919017" text:style-name="L91">
        <text:list-item>
          <text:p text:style-name="P10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93065274491881408" text:style-name="L92">
        <text:list-item>
          <text:p text:style-name="P103">Changed GUI to better align text on min max edit boxes to avoid confusion.<text:line-break/></text:p>
        </text:list-item>
      </text:list>
      <text:p text:style-name="Standard">version 3.1.9</text:p>
      <text:list xml:id="list7367947345037140910" text:style-name="L93">
        <text:list-item>
          <text:p text:style-name="P104">Fixed a bug in the test for a min/max solution search being constrained by a too large min value.<text:line-break/></text:p>
        </text:list-item>
      </text:list>
      <text:p text:style-name="Standard">version 3.1.8</text:p>
      <text:list xml:id="list7332131562865727699" text:style-name="L94">
        <text:list-item>
          <text:p text:style-name="P105">version 3.1.7 was released without an updated version history. <text:s/>Here is what was changed in 3.1.7:<text:line-break/></text:p>
        </text:list-item>
        <text:list-item>
          <text:p text:style-name="P10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363516872836907337" text:style-name="L95">
        <text:list-item>
          <text:p text:style-name="P106">Values entered in the Manual Timestamp Entry dialog box are now 'sticky', thus <text:soft-page-break/>making corrections easy to do without requiring re-entry of all data. </text:p>
          <text:p text:style-name="P106"><text:line-break/>Also trapped is the case where a user has entered a custom frame time but failed to click the radio button indicating that it is to be used.<text:line-break/></text:p>
        </text:list-item>
      </text:list>
      <text:p text:style-name="Standard">version 3.1.5:</text:p>
      <text:list xml:id="list7652090169246570326" text:style-name="L96">
        <text:list-item>
          <text:p text:style-name="P10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164530824682695823" text:style-name="L97">
        <text:list-item>
          <text:p text:style-name="P108">Fixed error in new dropped reading detection logic when light curve was processed in field mode.<text:line-break/></text:p>
        </text:list-item>
        <text:list-item>
          <text:p text:style-name="P108">Cleaned up some language in tooltips.<text:line-break/></text:p>
        </text:list-item>
      </text:list>
      <text:p text:style-name="Standard">version 3.1.3:</text:p>
      <text:list xml:id="list3660593315927191321" text:style-name="L98">
        <text:list-item>
          <text:p text:style-name="P10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09">Eliminated the 'entry num' column in the data matrix at the lower left of the GUI. The 'entry num' is unused and a possible source of confusion with the frame or field number for the unwary.<text:line-break/></text:p>
        </text:list-item>
        <text:list-item>
          <text:p text:style-name="P109">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982987397579406436" text:style-name="L99">
        <text:list-item>
          <text:p text:style-name="P11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text:soft-page-break/>version 3.1.1:</text:p>
      <text:list xml:id="list8975094695282199613" text:style-name="L100">
        <text:list-item>
          <text:p text:style-name="P11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1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1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33782216256078553" text:style-name="L101">
        <text:list-item>
          <text:p text:style-name="P11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762465269419536703" text:style-name="L102">
        <text:list-item>
          <text:p text:style-name="P11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609745647523114500" text:style-name="L103">
        <text:list-item>
          <text:p text:style-name="P11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980001671304109040" text:style-name="L104">
        <text:list-item>
          <text:p text:style-name="P11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629764317570787908" text:style-name="L105">
        <text:list-item>
          <text:p text:style-name="P116"><text:soft-page-break/>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305023927550893750" text:style-name="L106">
        <text:list-item>
          <text:p text:style-name="P117">Disable the Accept integration button when user overrides an automatic block analysis with a manual block selection followed by a click on the Block integrate button.<text:line-break/></text:p>
        </text:list-item>
      </text:list>
      <text:p text:style-name="Standard">version 2.1.4:</text:p>
      <text:list xml:id="list52342858784058344" text:style-name="L107">
        <text:list-item>
          <text:p text:style-name="P118">Corrected a bug that kept manual selection of block integration from being performed after a refusal to accept the automatic block analysis results.<text:line-break/></text:p>
        </text:list-item>
      </text:list>
      <text:p text:style-name="Standard">version 2.1.3:</text:p>
      <text:list xml:id="list2055686004624125035" text:style-name="L108">
        <text:list-item>
          <text:p text:style-name="P11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777368882982627957" text:style-name="L109">
        <text:list-item>
          <text:p text:style-name="P12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424285896318448130" text:style-name="L110">
        <text:list-item>
          <text:p text:style-name="P121">Added progress bar tracking of block integration analysis because it can take an extended amount of time to complete the analysis when the light curve has many points.<text:line-break/></text:p>
        </text:list-item>
      </text:list>
      <text:p text:style-name="Standard">version 2.1.0</text:p>
      <text:list xml:id="list4866353139698744807" text:style-name="L111">
        <text:list-item>
          <text:p text:style-name="P12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6666389206486066080" text:style-name="L112">
        <text:list-item>
          <text:p text:style-name="P123">Made the selection of Tooltip display 'sticky'</text:p>
        </text:list-item>
        <text:list-item>
          <text:p text:style-name="P123">Duration calculation when D and R span midnight now handled correctly</text:p>
        </text:list-item>
      </text:list>
      <text:p text:style-name="Standard"/>
      <text:p text:style-name="Standard">version 2.0.8</text:p>
      <text:list xml:id="list4779638290116887011" text:style-name="L113">
        <text:list-item>
          <text:p text:style-name="P124">toolTips changed to invoke and display in a custom dialog box that can be moved and resized to better accommodate legacy displays</text:p>
        </text:list-item>
        <text:list-item>
          <text:p text:style-name="P124">Calc flash timing calculation fixed to properly deal with the non-integer frame numbers that can result from field processed csv files</text:p>
        </text:list-item>
        <text:list-item>
          <text:p text:style-name="P124">Flash timing has been verified to work with integrated light curves</text:p>
        </text:list-item>
        <text:list-item>
          <text:p text:style-name="P124"><text:soft-page-break/>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394463377542290165" text:style-name="L114">
        <text:list-item>
          <text:p text:style-name="P125">Adds a button to calculate the edge position of an LED timing flash.</text:p>
        </text:list-item>
        <text:list-item>
          <text:p text:style-name="P12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2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25">Adds a checkbox to force manual entry of timestamp info. <text:s/>This is useful when OCR on a VTI timed light curve has catastrophic errors. <text:s/>It is always employed when using LED flash timing.</text:p>
        </text:list-item>
      </text:list>
      <text:list xml:id="list4916444020781921818" text:style-name="L115">
        <text:list-item>
          <text:p text:style-name="P12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132831163409081474" text:style-name="L116">
        <text:list-item>
          <text:p text:style-name="P12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600335084503156468" text:style-name="L117">
        <text:list-item>
          <text:p text:style-name="P128">files generated by pyote now contain PYOTE in the filename.<text:line-break/></text:p>
        </text:list-item>
        <text:list-item>
          <text:p text:style-name="P12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583908993876493559" text:style-name="L118">
        <text:list-item>
          <text:p text:style-name="P12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371355007599081340" text:style-name="L119">
        <text:list-item>
          <text:p text:style-name="P130">detects and handles situations in which fewer than 14 baseline points are <text:soft-page-break/>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06476251160201154" text:style-name="L120">
        <text:list-item>
          <text:p text:style-name="P13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67637680351546559" text:style-name="L121">
        <text:list-item>
          <text:p text:style-name="P132">improved handling of D and R region selection so that one cannot enter an invalid configuration --- automatic corrections/changes are applied.<text:line-break/></text:p>
        </text:list-item>
        <text:list-item>
          <text:p text:style-name="P13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977578178635178425" text:style-name="L122">
        <text:list-item>
          <text:p text:style-name="P133">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485061781517073091" text:style-name="L123">
        <text:list-item>
          <text:p text:style-name="P13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3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21178142452736865" text:style-name="L124">
        <text:list-item>
          <text:p text:style-name="P135">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921609897764054357" text:style-name="L125">
        <text:list-item>
          <text:p text:style-name="P13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3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3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366713173365921939" text:style-name="L126">
        <text:list-item>
          <text:p text:style-name="P13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2-02T11:11:58</dc:date>
    <meta:editing-cycles>162</meta:editing-cycles>
    <meta:editing-duration>P1DT1H13M44S</meta:editing-duration>
    <dc:creator>Robert Anderson</dc:creator>
    <meta:document-statistic meta:table-count="0" meta:image-count="3" meta:object-count="0" meta:page-count="23" meta:paragraph-count="329" meta:word-count="9049" meta:character-count="52650"/>
    <meta:template xlink:type="simple" xlink:actuate="onRequest" xlink:title="" xlink:href="Normal"/>
  </office:meta>
</office:document-meta>
</file>